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out" table:style-name="ta1">
        <table:shapes>
          <draw:frame draw:z-index="0" draw:style-name="gr1" draw:text-style-name="P1" svg:width="773.69pt" svg:height="563.19pt" svg:x="267.51pt" svg:y="25.6pt">
            <draw:object draw:notify-on-update-of-ranges="timeout.B1:timeout.B1000 timeout.C1:timeout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9:45:18.809</text:p>
          </table:table-cell>
          <table:table-cell office:value-type="float" office:value="29.44" calcext:value-type="float">
            <text:p>29.44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09:45:18.903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18.99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19.093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19.139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19.233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19.326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19.420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19.515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5:19.60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19.655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19.750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19.846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19.940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0.035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0.08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0.176</text:p>
          </table:table-cell>
          <table:table-cell office:value-type="float" office:value="29.44" calcext:value-type="float">
            <text:p>29.44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5:20.270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0.36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0.45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0.506</text:p>
          </table:table-cell>
          <table:table-cell office:value-type="float" office:value="29.44" calcext:value-type="float">
            <text:p>29.4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5:20.60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0.694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0.789</text:p>
          </table:table-cell>
          <table:table-cell office:value-type="float" office:value="29.44" calcext:value-type="float">
            <text:p>29.4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5:20.882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5:20.976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1.02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117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211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1.305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1.399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1.49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54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1.635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72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82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916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1.96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060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2.15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248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5:22.34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391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485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2.579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67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76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86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2.910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5:23.006</text:p>
          </table:table-cell>
          <table:table-cell office:value-type="float" office:value="29.44" calcext:value-type="float">
            <text:p>29.4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5:23.100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3.19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3.289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3.335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3.431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3.525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3.619</text:p>
          </table:table-cell>
          <table:table-cell office:value-type="float" office:value="29.44" calcext:value-type="float">
            <text:p>29.44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5:23.713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3.760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3.855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3.949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4.043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4.136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4.23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4.277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4.373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4.468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5:24.56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4.657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4.70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5:24.799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5:24.893</text:p>
          </table:table-cell>
          <table:table-cell office:value-type="float" office:value="29.38" calcext:value-type="float">
            <text:p>29.38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string" calcext:value-type="string">
            <text:p>09:45:24.988</text:p>
          </table:table-cell>
          <table:table-cell office:value-type="float" office:value="29.38" calcext:value-type="float">
            <text:p>29.38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09:45:25.082</text:p>
          </table:table-cell>
          <table:table-cell office:value-type="float" office:value="29.38" calcext:value-type="float">
            <text:p>29.38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09:45:25.174</text:p>
          </table:table-cell>
          <table:table-cell office:value-type="float" office:value="29.38" calcext:value-type="float">
            <text:p>29.38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09:45:25.22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5.31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5.409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25.50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5.59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5.642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5.73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5.82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5.92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01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6.108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26.15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24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33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6.43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6.52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62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67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76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85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6.95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7.044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7.13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18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280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7.373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7.46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56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65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7.704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7.79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89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7.98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8.08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8.12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8.22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8.317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28.40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28.505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8.59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8.646</text:p>
          </table:table-cell>
          <table:table-cell office:value-type="float" office:value="29.38" calcext:value-type="float">
            <text:p>29.3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5:28.73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8.83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8.92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9.022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9.06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9.16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9.25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9.35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9.44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29.534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29.58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29.67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29.768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29.86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29.95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0.05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0.096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0.19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30.28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0.37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0.47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0.56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0.61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0.705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0.799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0.89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0.988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1.03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1.128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1.22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1.31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1.41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1.50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1.551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1.645</text:p>
          </table:table-cell>
          <table:table-cell office:value-type="float" office:value="29.38" calcext:value-type="float">
            <text:p>29.38</text:p>
          </table:table-cell>
          <table:table-cell office:value-type="float" office:value="174.74" calcext:value-type="float">
            <text:p>174.74</text:p>
          </table:table-cell>
        </table:table-row>
        <table:table-row table:style-name="ro1">
          <table:table-cell office:value-type="string" calcext:value-type="string">
            <text:p>09:45:31.737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1.832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1.92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2.01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2.067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2.160</text:p>
          </table:table-cell>
          <table:table-cell office:value-type="float" office:value="29.38" calcext:value-type="float">
            <text:p>29.38</text:p>
          </table:table-cell>
          <table:table-cell office:value-type="float" office:value="173.46" calcext:value-type="float">
            <text:p>173.46</text:p>
          </table:table-cell>
        </table:table-row>
        <table:table-row table:style-name="ro1">
          <table:table-cell office:value-type="string" calcext:value-type="string">
            <text:p>09:45:32.25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2.34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2.43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2.533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2.58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2.67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2.76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2.86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2.95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3.04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3.09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3.186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3.280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3.37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3.465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3.55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3.606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3.70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3.79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3.88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3.981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4.07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4.12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4.215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4.31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4.40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4.496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4.58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34.636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4.729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4.82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4.91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5.01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5.06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5.15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5.24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5.339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5.43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5.52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5.57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5.66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5.76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5.85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5.95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36.04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6.08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6.18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6.276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6.36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6.46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6.56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6.605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6.69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6.79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6.88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6.97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7.072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7.11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7.21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7.305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7.39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7.49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7.58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7.63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7.726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37.82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7.91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8.01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38.058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38.15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8.245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8.34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38.434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8.52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8.576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8.67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8.76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8.856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8.951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38.998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39.09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9.18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9.28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9.377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39.42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9.519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39.61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9.70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9.79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39.89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39.940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0.033</text:p>
          </table:table-cell>
          <table:table-cell office:value-type="float" office:value="29.31" calcext:value-type="float">
            <text:p>29.31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0.128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0.22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0.317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0.411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0.457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0.549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0.64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0.735</text:p>
          </table:table-cell>
          <table:table-cell office:value-type="float" office:value="29.31" calcext:value-type="float">
            <text:p>29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0.829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0.88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0.97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1.064</text:p>
          </table:table-cell>
          <table:table-cell office:value-type="float" office:value="29.31" calcext:value-type="float">
            <text:p>29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41.159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1.255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1.349</text:p>
          </table:table-cell>
          <table:table-cell office:value-type="float" office:value="29.31" calcext:value-type="float">
            <text:p>29.31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41.395</text:p>
          </table:table-cell>
          <table:table-cell office:value-type="float" office:value="29.31" calcext:value-type="float">
            <text:p>29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1.489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1.583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1.677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1.77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1.864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1.912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2.00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2.09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2.19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2.28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2.33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2.42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2.52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2.61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2.709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2.804</text:p>
          </table:table-cell>
          <table:table-cell office:value-type="float" office:value="29.31" calcext:value-type="float">
            <text:p>29.3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2.850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2.977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3.024</text:p>
          </table:table-cell>
          <table:table-cell office:value-type="float" office:value="29.31" calcext:value-type="float">
            <text:p>29.3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43.118</text:p>
          </table:table-cell>
          <table:table-cell office:value-type="float" office:value="29.31" calcext:value-type="float">
            <text:p>29.31</text:p>
          </table:table-cell>
          <table:table-cell office:value-type="float" office:value="171.75" calcext:value-type="float">
            <text:p>171.75</text:p>
          </table:table-cell>
        </table:table-row>
        <table:table-row table:style-name="ro1">
          <table:table-cell office:value-type="string" calcext:value-type="string">
            <text:p>09:45:43.210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3.305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3.39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3.492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3.538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3.63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3.72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3.817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3.91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4.00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4.053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4.145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4.23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4.33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4.42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4.52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4.568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4.661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4.756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4.849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4.942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4.99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5.084</text:p>
          </table:table-cell>
          <table:table-cell office:value-type="float" office:value="29.31" calcext:value-type="float">
            <text:p>29.31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5.176</text:p>
          </table:table-cell>
          <table:table-cell office:value-type="float" office:value="29.31" calcext:value-type="float">
            <text:p>29.3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5.271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5.366</text:p>
          </table:table-cell>
          <table:table-cell office:value-type="float" office:value="29.31" calcext:value-type="float">
            <text:p>29.3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5.461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5.508</text:p>
          </table:table-cell>
          <table:table-cell office:value-type="float" office:value="29.38" calcext:value-type="float">
            <text:p>29.38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09:45:45.600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5.69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5.789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5.88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5.93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6.02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46.12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6.214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6.307</text:p>
          </table:table-cell>
          <table:table-cell office:value-type="float" office:value="29.38" calcext:value-type="float">
            <text:p>29.3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5:46.40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6.44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6.54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6.637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6.73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6.827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6.873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6.968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7.06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7.15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7.250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7.34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7.39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7.48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7.579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47.67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7.76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7.81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7.906</text:p>
          </table:table-cell>
          <table:table-cell office:value-type="float" office:value="29.38" calcext:value-type="float">
            <text:p>29.38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5:48.00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8.09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8.18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8.282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48.32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8.421</text:p>
          </table:table-cell>
          <table:table-cell office:value-type="float" office:value="29.38" calcext:value-type="float">
            <text:p>29.3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48.516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8.60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8.702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8.79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8.843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8.936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49.02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9.12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9.21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9.31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49.36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9.45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9.54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49.641</text:p>
          </table:table-cell>
          <table:table-cell office:value-type="float" office:value="29.38" calcext:value-type="float">
            <text:p>29.38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5:49.734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49.78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49.87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49.95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0.049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0.144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0.237</text:p>
          </table:table-cell>
          <table:table-cell office:value-type="float" office:value="29.38" calcext:value-type="float">
            <text:p>29.38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09:45:50.331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0.424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0.470</text:p>
          </table:table-cell>
          <table:table-cell office:value-type="float" office:value="29.38" calcext:value-type="float">
            <text:p>29.38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0.56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0.65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0.750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0.842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0.935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0.982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1.077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1.17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1.265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1.361</text:p>
          </table:table-cell>
          <table:table-cell office:value-type="float" office:value="29.38" calcext:value-type="float">
            <text:p>29.3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1.440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1.534</text:p>
          </table:table-cell>
          <table:table-cell office:value-type="float" office:value="29.38" calcext:value-type="float">
            <text:p>29.3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1.581</text:p>
          </table:table-cell>
          <table:table-cell office:value-type="float" office:value="29.38" calcext:value-type="float">
            <text:p>29.38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1.672</text:p>
          </table:table-cell>
          <table:table-cell office:value-type="float" office:value="29.38" calcext:value-type="float">
            <text:p>29.38</text:p>
          </table:table-cell>
          <table:table-cell office:value-type="float" office:value="48.71" calcext:value-type="float">
            <text:p>48.71</text:p>
          </table:table-cell>
        </table:table-row>
        <table:table-row table:style-name="ro1">
          <table:table-cell office:value-type="string" calcext:value-type="string">
            <text:p>09:45:51.766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1.860</text:p>
          </table:table-cell>
          <table:table-cell office:value-type="float" office:value="29.38" calcext:value-type="float">
            <text:p>29.38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1.953</text:p>
          </table:table-cell>
          <table:table-cell office:value-type="float" office:value="29.38" calcext:value-type="float">
            <text:p>29.3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52.047</text:p>
          </table:table-cell>
          <table:table-cell office:value-type="float" office:value="29.38" calcext:value-type="float">
            <text:p>29.3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09:45:52.095</text:p>
          </table:table-cell>
          <table:table-cell office:value-type="float" office:value="29.38" calcext:value-type="float">
            <text:p>29.38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2.187</text:p>
          </table:table-cell>
          <table:table-cell office:value-type="float" office:value="29.38" calcext:value-type="float">
            <text:p>29.38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52.28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2.376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2.46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2.562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2.61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2.702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2.79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2.891</text:p>
          </table:table-cell>
          <table:table-cell office:value-type="float" office:value="29.44" calcext:value-type="float">
            <text:p>29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52.98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3.077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3.12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3.21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3.312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3.40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3.500</text:p>
          </table:table-cell>
          <table:table-cell office:value-type="float" office:value="29.44" calcext:value-type="float">
            <text:p>29.44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string" calcext:value-type="string">
            <text:p>09:45:53.594</text:p>
          </table:table-cell>
          <table:table-cell office:value-type="float" office:value="29.44" calcext:value-type="float">
            <text:p>29.44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string" calcext:value-type="string">
            <text:p>09:45:53.640</text:p>
          </table:table-cell>
          <table:table-cell office:value-type="float" office:value="29.44" calcext:value-type="float">
            <text:p>29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53.734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3.828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3.924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4.018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4.065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15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25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4.34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439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4.531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4.57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6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766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4.860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4.954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5.047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5.094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5.19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5.284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5.377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5.472</text:p>
          </table:table-cell>
          <table:table-cell office:value-type="float" office:value="29.44" calcext:value-type="float">
            <text:p>29.44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5:55.520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5.61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5.710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5.80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5.896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5.992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6.03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6.132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6.224</text:p>
          </table:table-cell>
          <table:table-cell office:value-type="float" office:value="29.44" calcext:value-type="float">
            <text:p>29.44</text:p>
          </table:table-cell>
          <table:table-cell office:value-type="float" office:value="55.11" calcext:value-type="float">
            <text:p>55.11</text:p>
          </table:table-cell>
        </table:table-row>
        <table:table-row table:style-name="ro1">
          <table:table-cell office:value-type="string" calcext:value-type="string">
            <text:p>09:45:56.31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6.410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6.504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6.551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6.64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6.737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6.830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6.92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6.9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7.06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7.160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7.254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7.347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7.43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7.48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7.580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7.67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7.769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7.863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7.957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8.002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8.09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8.190</text:p>
          </table:table-cell>
          <table:table-cell office:value-type="float" office:value="29.44" calcext:value-type="float">
            <text:p>29.44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8.283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8.378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8.47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8.516</text:p>
          </table:table-cell>
          <table:table-cell office:value-type="float" office:value="29.44" calcext:value-type="float">
            <text:p>29.44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8.611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8.706</text:p>
          </table:table-cell>
          <table:table-cell office:value-type="float" office:value="29.44" calcext:value-type="float">
            <text:p>29.44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8.801</text:p>
          </table:table-cell>
          <table:table-cell office:value-type="float" office:value="29.44" calcext:value-type="float">
            <text:p>29.44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string" calcext:value-type="string">
            <text:p>09:45:58.894</text:p>
          </table:table-cell>
          <table:table-cell office:value-type="float" office:value="29.44" calcext:value-type="float">
            <text:p>29.44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8.941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9.035</text:p>
          </table:table-cell>
          <table:table-cell office:value-type="float" office:value="29.44" calcext:value-type="float">
            <text:p>29.4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9.129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9.224</text:p>
          </table:table-cell>
          <table:table-cell office:value-type="float" office:value="29.5" calcext:value-type="float">
            <text:p>29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9.317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9.412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9.460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9.554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5:59.648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5:59.742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5:59.837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5:59.882</text:p>
          </table:table-cell>
          <table:table-cell office:value-type="float" office:value="29.5" calcext:value-type="float">
            <text:p>29.5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string" calcext:value-type="string">
            <text:p>09:45:59.978</text:p>
          </table:table-cell>
          <table:table-cell office:value-type="float" office:value="29.5" calcext:value-type="float">
            <text:p>29.5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string" calcext:value-type="string">
            <text:p>09:46:00.072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6:00.167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6:00.260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6:00.354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6:00.399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6:00.492</text:p>
          </table:table-cell>
          <table:table-cell office:value-type="float" office:value="29.5" calcext:value-type="float">
            <text:p>29.5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string" calcext:value-type="string">
            <text:p>09:46:00.587</text:p>
          </table:table-cell>
          <table:table-cell office:value-type="float" office:value="29.5" calcext:value-type="float">
            <text:p>29.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string" calcext:value-type="string">
            <text:p>09:46:00.679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6:00.773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6:00.866</text:p>
          </table:table-cell>
          <table:table-cell office:value-type="float" office:value="29.5" calcext:value-type="float">
            <text:p>29.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09:46:00.913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6:01.006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6:01.103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6:01.196</text:p>
          </table:table-cell>
          <table:table-cell office:value-type="float" office:value="29.5" calcext:value-type="float">
            <text:p>29.5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09:46:01.252</text:p>
          </table:table-cell>
          <table:table-cell office:value-type="float" office:value="29.5" calcext:value-type="float">
            <text:p>29.5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>
          <table:table-cell office:value-type="string" calcext:value-type="string">
            <text:p>09:46:01.338</text:p>
          </table:table-cell>
          <table:table-cell office:value-type="float" office:value="29.5" calcext:value-type="float">
            <text:p>29.5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string" calcext:value-type="string">
            <text:p>09:46:01.431</text:p>
          </table:table-cell>
          <table:table-cell office:value-type="float" office:value="29.5" calcext:value-type="float">
            <text:p>29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09:46:01.52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1.61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1.710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1.805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1.85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1.945</text:p>
          </table:table-cell>
          <table:table-cell office:value-type="float" office:value="29.5" calcext:value-type="float">
            <text:p>29.5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02.040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2.135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2.230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2.324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02.371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02.466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2.559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2.653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2.748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2.795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2.888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02.98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3.07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3.168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26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310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03.403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497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592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68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3.778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3.825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3.91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4.013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04.10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4.202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4.24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4.342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4.43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4.52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4.622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4.715</text:p>
          </table:table-cell>
          <table:table-cell office:value-type="float" office:value="29.5" calcext:value-type="float">
            <text:p>29.5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04.763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4.857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4.951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04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5.139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5.232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5.27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374</text:p>
          </table:table-cell>
          <table:table-cell office:value-type="float" office:value="29.5" calcext:value-type="float">
            <text:p>29.5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05.46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56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656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5.702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5.798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89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5.985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080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6.17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221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316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410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50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6.59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689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6.737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6.830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6.923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7.018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7.11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15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250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34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435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7.53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62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71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762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7.85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7.95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8.046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8.141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8.18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8.28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8.37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8.468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8.562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8.65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8.703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8.797</text:p>
          </table:table-cell>
          <table:table-cell office:value-type="float" office:value="29.56" calcext:value-type="float">
            <text:p>29.56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08.891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8.985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9.079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9.126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9.221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09.31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9.40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09.502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9.59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9.6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9.73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09.829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09.92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0.01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0.11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0.159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10.25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0.345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0.439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0.53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0.58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0.67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0.76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0.862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0.95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050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1.09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19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28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38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47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567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1.614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1.70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80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89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1.99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03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2.12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225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12.33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4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2.504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12.55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2.64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73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832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2.927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3.022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3.067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3.161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3.253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3.348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3.441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3.536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3.583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3.678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3.771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3.86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3.958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006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4.099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192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4.287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4.380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47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522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613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4.707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4.802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89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4.988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5.034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5.129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5.222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5.315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5.408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5.501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5.547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5.642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5.73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5.827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5.923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6.018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6.063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6.157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6.252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6.347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6.441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6.489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6.581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6.67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6.767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6.861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6.954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7.002</text:p>
          </table:table-cell>
          <table:table-cell office:value-type="float" office:value="29.69" calcext:value-type="float">
            <text:p>29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7.095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7.190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7.283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7.377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7.469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7.515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7.610</text:p>
          </table:table-cell>
          <table:table-cell office:value-type="float" office:value="29.75" calcext:value-type="float">
            <text:p>29.7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09:46:17.703</text:p>
          </table:table-cell>
          <table:table-cell office:value-type="float" office:value="29.75" calcext:value-type="float">
            <text:p>29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7.798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7.892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7.986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8.03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8.124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8.219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8.31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8.406</text:p>
          </table:table-cell>
          <table:table-cell office:value-type="float" office:value="29.75" calcext:value-type="float">
            <text:p>29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8.501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8.549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8.643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8.735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8.829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8.921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9.015</text:p>
          </table:table-cell>
          <table:table-cell office:value-type="float" office:value="29.75" calcext:value-type="float">
            <text:p>29.7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19.062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19.156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9.252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9.346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19.439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9.486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9.581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9.676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19.769</text:p>
          </table:table-cell>
          <table:table-cell office:value-type="float" office:value="29.75" calcext:value-type="float">
            <text:p>29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19.863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19.911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0.005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0.100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194</text:p>
          </table:table-cell>
          <table:table-cell office:value-type="float" office:value="29.75" calcext:value-type="float">
            <text:p>29.7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09:46:20.290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0.38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433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0.52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618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0.711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80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89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0.943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1.038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1.132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1.22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1.31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1.412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1.459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1.552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1.630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1.710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1.803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1.89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1.98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083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17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22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317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2.42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504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2.59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694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2.740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833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2.92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3.020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3.116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3.208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3.254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3.348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3.443</text:p>
          </table:table-cell>
          <table:table-cell office:value-type="float" office:value="29.75" calcext:value-type="float">
            <text:p>29.7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3.537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3.631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3.677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3.76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3.863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3.95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4.050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4.14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4.192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4.286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4.377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4.470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4.566</text:p>
          </table:table-cell>
          <table:table-cell office:value-type="float" office:value="29.75" calcext:value-type="float">
            <text:p>29.7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4.660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4.708</text:p>
          </table:table-cell>
          <table:table-cell office:value-type="float" office:value="29.75" calcext:value-type="float">
            <text:p>29.7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4.802</text:p>
          </table:table-cell>
          <table:table-cell office:value-type="float" office:value="29.75" calcext:value-type="float">
            <text:p>29.7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4.898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4.993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087</text:p>
          </table:table-cell>
          <table:table-cell office:value-type="float" office:value="29.75" calcext:value-type="float">
            <text:p>29.7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13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229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5.322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41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511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5.60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651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5.745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83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5.932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6.027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6.073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6.16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6.261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6.353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6.447</text:p>
          </table:table-cell>
          <table:table-cell office:value-type="float" office:value="29.81" calcext:value-type="float">
            <text:p>29.8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6.541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6.634</text:p>
          </table:table-cell>
          <table:table-cell office:value-type="float" office:value="29.81" calcext:value-type="float">
            <text:p>29.8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26.680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6.773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6.866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6.961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052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146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193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285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7.378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474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553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645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7.739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7.78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879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7.972</text:p>
          </table:table-cell>
          <table:table-cell office:value-type="float" office:value="29.81" calcext:value-type="float">
            <text:p>29.8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8.06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8.160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8.252</text:p>
          </table:table-cell>
          <table:table-cell office:value-type="float" office:value="29.81" calcext:value-type="float">
            <text:p>29.81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8.299</text:p>
          </table:table-cell>
          <table:table-cell office:value-type="float" office:value="29.81" calcext:value-type="float">
            <text:p>29.81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28.392</text:p>
          </table:table-cell>
          <table:table-cell office:value-type="float" office:value="29.81" calcext:value-type="float">
            <text:p>29.81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8.487</text:p>
          </table:table-cell>
          <table:table-cell office:value-type="float" office:value="29.81" calcext:value-type="float">
            <text:p>29.81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8.57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8.672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28.791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8.842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8.937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9.01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9.112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9.15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9.254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9.336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29.427</text:p>
          </table:table-cell>
          <table:table-cell office:value-type="float" office:value="29.88" calcext:value-type="float">
            <text:p>29.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29.521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9.614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29.708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9.756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29.850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29.943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0.037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0.129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0.224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0.27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0.362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0.457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0.55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0.645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0.740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0.784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0.880</text:p>
          </table:table-cell>
          <table:table-cell office:value-type="float" office:value="29.88" calcext:value-type="float">
            <text:p>29.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0.976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068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1.16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257</text:p>
          </table:table-cell>
          <table:table-cell office:value-type="float" office:value="29.88" calcext:value-type="float">
            <text:p>29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1.301</text:p>
          </table:table-cell>
          <table:table-cell office:value-type="float" office:value="29.88" calcext:value-type="float">
            <text:p>29.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1.395</text:p>
          </table:table-cell>
          <table:table-cell office:value-type="float" office:value="29.88" calcext:value-type="float">
            <text:p>29.88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1.490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584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1.678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725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81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1.913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008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102</text:p>
          </table:table-cell>
          <table:table-cell office:value-type="float" office:value="29.88" calcext:value-type="float">
            <text:p>29.88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2.197</text:p>
          </table:table-cell>
          <table:table-cell office:value-type="float" office:value="29.88" calcext:value-type="float">
            <text:p>29.8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2.249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338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2.432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526</text:p>
          </table:table-cell>
          <table:table-cell office:value-type="float" office:value="29.88" calcext:value-type="float">
            <text:p>29.8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620</text:p>
          </table:table-cell>
          <table:table-cell office:value-type="float" office:value="29.88" calcext:value-type="float">
            <text:p>29.8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2.667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2.762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2.85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2.95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04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135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18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27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371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463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3.531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650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3.69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790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3.88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3.979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4.07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4.165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4.211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4.306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4.40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4.493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4.58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4.633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4.72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4.820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4.915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5.00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5.10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5.150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5.245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5.338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5.433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5.526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5.619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5.669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5.75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5.854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5.94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6.041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6.089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6.182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6.261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6.357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6.451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6.545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6.63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6.73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6.78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6.874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6.96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7.06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7.157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7.204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7.298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7.39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7.486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7.578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7.67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7.717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7.843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7.891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7.984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8.078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8.17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8.267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38.314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8.407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38.500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8.59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8.688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8.781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8.82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8.923</text:p>
          </table:table-cell>
          <table:table-cell office:value-type="float" office:value="29.94" calcext:value-type="float">
            <text:p>29.94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39.018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39.11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39.20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300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39.34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44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53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627</text:p>
          </table:table-cell>
          <table:table-cell office:value-type="float" office:value="29.94" calcext:value-type="float">
            <text:p>29.94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09:46:39.72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81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86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39.95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0.049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0.143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0.236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0.282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0.37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0.470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0.580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0.658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0.75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0.799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0.89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0.984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1.075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1.169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1.264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1.311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1.403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1.49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1.590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1.682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1.76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1.89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1.970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42.017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108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2.200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293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344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2.435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528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621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2.727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869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2.869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2.967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3.061</text:p>
          </table:table-cell>
          <table:table-cell office:value-type="float" office:value="30" calcext:value-type="float">
            <text:p>30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43.106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199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294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3.384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3.482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576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3.624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718</text:p>
          </table:table-cell>
          <table:table-cell office:value-type="float" office:value="30" calcext:value-type="float">
            <text:p>3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3.802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896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3.990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4.082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4.176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4.223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4.318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4.411</text:p>
          </table:table-cell>
          <table:table-cell office:value-type="float" office:value="30" calcext:value-type="float">
            <text:p>3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4.506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4.601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44.648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4.744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4.824</text:p>
          </table:table-cell>
          <table:table-cell office:value-type="float" office:value="30" calcext:value-type="float">
            <text:p>30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09:46:44.920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013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45.108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5.204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250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344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438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5.533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5.627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675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5.770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5.866</text:p>
          </table:table-cell>
          <table:table-cell office:value-type="float" office:value="30" calcext:value-type="float">
            <text:p>3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09:46:45.960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6.055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6.103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6.232</text:p>
          </table:table-cell>
          <table:table-cell office:value-type="float" office:value="30" calcext:value-type="float">
            <text:p>3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09:46:46.279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6.377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6.468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6.552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6.646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6.728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46.824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6.917</text:p>
          </table:table-cell>
          <table:table-cell office:value-type="float" office:value="30" calcext:value-type="float">
            <text:p>3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6.964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7.059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7.152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7.245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7.338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7.386</text:p>
          </table:table-cell>
          <table:table-cell office:value-type="float" office:value="30" calcext:value-type="float">
            <text:p>3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7.479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7.572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7.644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7.76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7.856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7.903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7.99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09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18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28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333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426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8.519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8.613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8.707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8.801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8.847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8.941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9.03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9.131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9.225</text:p>
          </table:table-cell>
          <table:table-cell office:value-type="float" office:value="29.94" calcext:value-type="float">
            <text:p>29.94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09:46:49.272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9.36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9.461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49.55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9.64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49.742</text:p>
          </table:table-cell>
          <table:table-cell office:value-type="float" office:value="29.94" calcext:value-type="float">
            <text:p>29.9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49.789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49.883</text:p>
          </table:table-cell>
          <table:table-cell office:value-type="float" office:value="29.94" calcext:value-type="float">
            <text:p>29.94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49.977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50.072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168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214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50.30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404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49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591</text:p>
          </table:table-cell>
          <table:table-cell office:value-type="float" office:value="29.94" calcext:value-type="float">
            <text:p>29.94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09:46:50.63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733</text:p>
          </table:table-cell>
          <table:table-cell office:value-type="float" office:value="29.94" calcext:value-type="float">
            <text:p>29.9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50.829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0.923</text:p>
          </table:table-cell>
          <table:table-cell office:value-type="float" office:value="29.94" calcext:value-type="float">
            <text:p>29.9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9:46:51.006</text:p>
          </table:table-cell>
          <table:table-cell office:value-type="float" office:value="29.94" calcext:value-type="float">
            <text:p>29.94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1.095</text:p>
          </table:table-cell>
          <table:table-cell office:value-type="float" office:value="29.94" calcext:value-type="float">
            <text:p>29.9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09:46:51.189</text:p>
          </table:table-cell>
          <table:table-cell office:value-type="float" office:value="30" calcext:value-type="float">
            <text:p>3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09:46:51.282</text:p>
          </table:table-cell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09:46:51.330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1.425</text:p>
          </table:table-cell>
          <table:table-cell office:value-type="float" office:value="30" calcext:value-type="float">
            <text:p>3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09:46:51.520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9T16:40:57.399839493</dc:date>
    <meta:editing-duration>PT2M33S</meta:editing-duration>
    <meta:editing-cycles>1</meta:editing-cycles>
    <meta:document-statistic meta:table-count="1" meta:cell-count="3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interpolation="step-center-y" chart:include-hidden-cells="false" chart:auto-position="true" chart:auto-size="true" chart:treat-empty-cells="leave-gap" chart:right-angled-axes="true"/></style:style><style:style style:name="ch4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><style:graphic-properties svg:stroke-color="#b3b3b3"/></style:style><style:style style:name="ch6" style:family="chart" style:data-style-name="N0"><style:chart-properties chart:symbol-type="none" chart:link-data-style-to-source="true"/><style:graphic-properties svg:stroke-width="0.08cm" svg:stroke-color="#004586" draw:fill-color="#004586"/><style:text-properties fo:font-size="10pt" style:font-size-asian="10pt" style:font-size-complex="10pt"/></style:style><style:style style:name="ch7" style:family="chart" style:data-style-name="N0"><style:chart-properties chart:symbol-type="none" chart:link-data-style-to-source="true"/><style:graphic-properties svg:stroke-width="0.08cm" svg:stroke-color="#ff420e" draw:fill-color="#ff420e"/><style:text-properties fo:font-size="10pt" style:font-size-asian="10pt" style:font-size-complex="10pt"/></style:style><style:style style:name="ch8" style:family="chart"><style:graphic-properties draw:stroke="solid" svg:stroke-color="#b3b3b3" draw:fill="none" draw:fill-color="#e6e6e6"/></style:style><style:style style:name="ch9" style:family="chart"><style:graphic-properties svg:stroke-color="#b3b3b3" draw:fill-color="#cccccc"/></style:style></office:automatic-styles><office:body><office:chart><chart:chart svg:width="27.295cm" svg:height="19.869cm" xlink:href=".." xlink:type="simple" chart:class="chart:line" chart:style-name="ch1"><chart:legend chart:legend-position="end" svg:x="24.443cm" svg:y="9.386cm" style:legend-expansion="high" chart:style-name="ch2"/><chart:plot-area chart:style-name="ch3" table:cell-range-address="timeout.B1:timeout.C1000" chart:data-source-has-labels="row" svg:x="0.545cm" 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